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68.01pt" svg:height="330.55pt" svg:x="38.24pt" svg:y="129.49pt">
            <draw:object draw:notify-on-update-of-ranges="Sheet1.B4:Sheet1.F4 Sheet1.A5:Sheet1.A5 Sheet1.B5:Sheet1.F5 Sheet1.A6:Sheet1.A6 Sheet1.B6:Sheet1.F6 Sheet1.A7:Sheet1.A7 Sheet1.B7:Sheet1.F7 Sheet1.A8:Sheet1.A8 Sheet1.B8:Sheet1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28.945" calcext:value-type="float">
            <text:p>28.945</text:p>
          </table:table-cell>
          <table:table-cell office:value-type="float" office:value="116.887" calcext:value-type="float">
            <text:p>116.887</text:p>
          </table:table-cell>
          <table:table-cell office:value-type="float" office:value="262.817" calcext:value-type="float">
            <text:p>262.817</text:p>
          </table:table-cell>
          <table:table-cell office:value-type="float" office:value="472.817" calcext:value-type="float">
            <text:p>472.817</text:p>
          </table:table-cell>
          <table:table-cell office:value-type="float" office:value="728.463" calcext:value-type="float">
            <text:p>728.463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6.141" calcext:value-type="float">
            <text:p>6.141</text:p>
          </table:table-cell>
          <table:table-cell office:value-type="float" office:value="24.537" calcext:value-type="float">
            <text:p>24.537</text:p>
          </table:table-cell>
          <table:table-cell office:value-type="float" office:value="55.001" calcext:value-type="float">
            <text:p>55.001</text:p>
          </table:table-cell>
          <table:table-cell office:value-type="float" office:value="98.127" calcext:value-type="float">
            <text:p>98.127</text:p>
          </table:table-cell>
          <table:table-cell office:value-type="float" office:value="153.689" calcext:value-type="float">
            <text:p>153.689</text:p>
          </table:table-cell>
        </table:table-row>
        <table:table-row table:style-name="ro1">
          <table:table-cell office:value-type="string" calcext:value-type="string">
            <text:p>Counting Sort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7" calcext:value-type="float">
            <text:p>0.03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 table:number-rows-repeated="39">
          <table:table-cell table:number-columns-repeated="6"/>
        </table:table-row>
        <table:table-row table:style-name="ro1">
          <table:table-cell office:value-type="string" calcext:value-type="string">
            <text:p>Results:</text:p>
          </table:table-cell>
          <table:table-cell office:value-type="float" office:value="223055" calcext:value-type="float">
            <text:p>223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626" calcext:value-type="float">
            <text:p>1246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089" calcext:value-type="float">
            <text:p>61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172" calcext:value-type="float">
            <text:p>561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172" calcext:value-type="float">
            <text:p>561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554" calcext:value-type="float">
            <text:p>355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975" calcext:value-type="float">
            <text:p>279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975" calcext:value-type="float">
            <text:p>279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41" calcext:value-type="float">
            <text:p>219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41" calcext:value-type="float">
            <text:p>2194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 style:data-style-name="N2" text:time-value="23:56:30.2654962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7T16:24:12.641281709</meta:creation-date>
    <dc:date>2018-09-16T00:14:10.959149849</dc:date>
    <meta:editing-duration>PT46M18S</meta:editing-duration>
    <meta:editing-cycles>35</meta:editing-cycles>
    <meta:generator>LibreOffice/6.0.3.2$Linux_X86_64 LibreOffice_project/00m0$Build-2</meta:generator>
    <meta:document-statistic meta:table-count="1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567cm" svg:height="11.662cm" xlink:href=".." xlink:type="simple" chart:class="chart:line" chart:style-name="ch1">
        <chart:title svg:x="8.009cm" svg:y="0.368cm" chart:style-name="ch2">
          <text:p>Sorting Algorithms - Execution Times</text:p>
        </chart:title>
        <chart:legend chart:legend-position="end" svg:x="20.133cm" svg:y="4.943cm" style:legend-expansion="high" chart:style-name="ch3"/>
        <chart:plot-area chart:style-name="ch4" table:cell-range-address="Sheet1.A4:Sheet1.F8" chart:data-source-has-labels="both" svg:x="1.43cm" svg:y="1.302cm" svg:width="18.232cm" svg:height="9.198cm">
          <chartooo:coordinate-region svg:x="2.237cm" svg:y="1.462cm" svg:width="16.868cm" svg:height="8.47cm"/>
          <chart:axis chart:dimension="x" chart:name="primary-x" chart:style-name="ch5" chartooo:axis-type="auto">
            <chartooo:date-scale/>
            <chart:title svg:x="9.245cm" svg:y="10.733cm" chart:style-name="ch6">
              <text:p>Data Item Counts</text:p>
            </chart:title>
            <chart:categories table:cell-range-address="Sheet1.B4:Sheet1.F4"/>
          </chart:axis>
          <chart:axis chart:dimension="y" chart:name="primary-y" chart:style-name="ch5">
            <chart:title svg:x="0.451cm" svg:y="7.347cm" chart:style-name="ch7">
              <text:p>Seconds Execution</text:p>
            </chart:title>
            <chart:grid chart:style-name="ch8" chart:class="major"/>
          </chart:axis>
          <chart:series chart:style-name="ch9" chart:values-cell-range-address="Sheet1.B5:Sheet1.F5" chart:label-cell-address="Sheet1.A5:Sheet1.A5" chart:class="chart:line">
            <chart:data-point chart:repeated="5"/>
          </chart:series>
          <chart:series chart:style-name="ch10" chart:values-cell-range-address="Sheet1.B6:Sheet1.F6" chart:label-cell-address="Sheet1.A6:Sheet1.A6" chart:class="chart:line">
            <chart:data-point chart:repeated="5"/>
          </chart:series>
          <chart:series chart:style-name="ch11" chart:values-cell-range-address="Sheet1.B7:Sheet1.F7" chart:label-cell-address="Sheet1.A7:Sheet1.A7" chart:class="chart:line">
            <chart:data-point chart:repeated="5"/>
          </chart:series>
          <chart:series chart:style-name="ch12" chart:values-cell-range-address="Sheet1.B8:Sheet1.F8" chart:label-cell-address="Sheet1.A8:Sheet1.A8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000">
                <text:p>100000</text:p>
                <draw:g>
                  <svg:desc>Sheet1.B4:Sheet1.F4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</table:table-row>
          </table:table-header-rows>
          <table:table-rows>
            <table:table-row>
              <table:table-cell office:value-type="string">
                <text:p>Bubble Sort</text:p>
                <draw:g>
                  <svg:desc>Sheet1.A5:Sheet1.A5</svg:desc>
                </draw:g>
              </table:table-cell>
              <table:table-cell office:value-type="float" office:value="28.945">
                <text:p>28.945</text:p>
                <draw:g>
                  <svg:desc>Sheet1.B5:Sheet1.F5</svg:desc>
                </draw:g>
              </table:table-cell>
              <table:table-cell office:value-type="float" office:value="116.887">
                <text:p>116.887</text:p>
              </table:table-cell>
              <table:table-cell office:value-type="float" office:value="262.817">
                <text:p>262.817</text:p>
              </table:table-cell>
              <table:table-cell office:value-type="float" office:value="472.817">
                <text:p>472.817</text:p>
              </table:table-cell>
              <table:table-cell office:value-type="float" office:value="728.463">
                <text:p>728.463</text:p>
              </table:table-cell>
            </table:table-row>
            <table:table-row>
              <table:table-cell office:value-type="string">
                <text:p>Insertion Sort</text:p>
                <draw:g>
                  <svg:desc>Sheet1.A6:Sheet1.A6</svg:desc>
                </draw:g>
              </table:table-cell>
              <table:table-cell office:value-type="float" office:value="6.141">
                <text:p>6.141</text:p>
                <draw:g>
                  <svg:desc>Sheet1.B6:Sheet1.F6</svg:desc>
                </draw:g>
              </table:table-cell>
              <table:table-cell office:value-type="float" office:value="24.537">
                <text:p>24.537</text:p>
              </table:table-cell>
              <table:table-cell office:value-type="float" office:value="55.001">
                <text:p>55.001</text:p>
              </table:table-cell>
              <table:table-cell office:value-type="float" office:value="98.127">
                <text:p>98.127</text:p>
              </table:table-cell>
              <table:table-cell office:value-type="float" office:value="153.689">
                <text:p>153.689</text:p>
              </table:table-cell>
            </table:table-row>
            <table:table-row>
              <table:table-cell office:value-type="string">
                <text:p>Counting Sort</text:p>
                <draw:g>
                  <svg:desc>Sheet1.A7:Sheet1.A7</svg:desc>
                </draw:g>
              </table:table-cell>
              <table:table-cell office:value-type="float" office:value="0.003">
                <text:p>0.003</text:p>
                <draw:g>
                  <svg:desc>Sheet1.B7:Sheet1.F7</svg:desc>
                </draw:g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Quick Sort</text:p>
                <draw:g>
                  <svg:desc>Sheet1.A8:Sheet1.A8</svg:desc>
                </draw:g>
              </table:table-cell>
              <table:table-cell office:value-type="float" office:value="0.014">
                <text:p>0.014</text:p>
                <draw:g>
                  <svg:desc>Sheet1.B8:Sheet1.F8</svg:desc>
                </draw:g>
              </table:table-cell>
              <table:table-cell office:value-type="float" office:value="0.024">
                <text:p>0.024</text:p>
              </table:table-cell>
              <table:table-cell office:value-type="float" office:value="0.037">
                <text:p>0.037</text:p>
              </table:table-cell>
              <table:table-cell office:value-type="float" office:value="0.049">
                <text:p>0.049</text:p>
              </table:table-cell>
              <table:table-cell office:value-type="float" office:value="0.058">
                <text:p>0.0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